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24pt" style:text-underline-style="none" fo:font-weight="normal" officeooo:rsid="00271786" officeooo:paragraph-rsid="0002c434" style:font-size-asian="21pt" style:font-weight-asian="normal" style:font-size-complex="24pt" style:font-weight-complex="normal"/>
    </style:style>
    <style:style style:name="P2" style:family="paragraph" style:parent-style-name="Standard">
      <style:text-properties fo:color="#000000" style:font-name="Purisa" fo:font-size="10pt" style:text-underline-style="none" fo:font-weight="normal" officeooo:rsid="0002c434" officeooo:paragraph-rsid="0002c434" style:font-size-asian="8.75pt" style:font-weight-asian="normal" style:font-size-complex="10pt" style:font-weight-complex="normal"/>
    </style:style>
    <style:style style:name="P3" style:family="paragraph" style:parent-style-name="Standard">
      <style:text-properties fo:color="#000000" style:font-name="Purisa" fo:font-size="10pt" style:text-underline-style="none" fo:font-weight="normal" officeooo:rsid="0002c434" officeooo:paragraph-rsid="0002c434" style:font-size-asian="8.75pt" style:font-weight-asian="normal" style:font-size-complex="10pt" style:font-weight-complex="normal"/>
    </style:style>
    <style:style style:name="P4" style:family="paragraph" style:parent-style-name="Preformatted_20_Text">
      <style:text-properties fo:color="#000000" style:font-name="Purisa" fo:font-size="10pt" style:text-underline-style="none" fo:font-weight="normal" officeooo:rsid="0002c434" officeooo:paragraph-rsid="0002c434" style:font-size-asian="8.75pt" style:font-weight-asian="normal" style:font-size-complex="10pt" style:font-weight-complex="normal"/>
    </style:style>
    <style:style style:name="P5" style:family="paragraph" style:parent-style-name="Preformatted_20_Text">
      <style:text-properties fo:color="#000000" style:font-name="Purisa" fo:font-size="10pt" style:text-underline-style="none" fo:font-weight="normal" officeooo:rsid="0005a682" officeooo:paragraph-rsid="0005a682" style:font-size-asian="8.75pt" style:font-weight-asian="normal" style:font-size-complex="10pt" style:font-weight-complex="normal"/>
    </style:style>
    <style:style style:name="P6" style:family="paragraph" style:parent-style-name="Preformatted_20_Text">
      <style:text-properties fo:color="#000000" style:font-name="Purisa" fo:font-size="10pt" style:text-underline-style="none" fo:font-weight="normal" officeooo:rsid="00062d7e" officeooo:paragraph-rsid="00062d7e" style:font-size-asian="8.75pt" style:font-weight-asian="normal" style:font-size-complex="10pt" style:font-weight-complex="normal"/>
    </style:style>
    <style:style style:name="P7" style:family="paragraph" style:parent-style-name="Preformatted_20_Text">
      <style:text-properties fo:color="#000000" style:text-underline-style="none" fo:font-weight="normal" officeooo:rsid="000b0cf3" officeooo:paragraph-rsid="000b0cf3" fo:background-color="transparent" style:font-weight-asian="normal" style:font-weight-complex="normal"/>
    </style:style>
    <style:style style:name="P8" style:family="paragraph" style:parent-style-name="Preformatted_20_Text">
      <style:text-properties officeooo:paragraph-rsid="00062d7e"/>
    </style:style>
    <style:style style:name="P9" style:family="paragraph" style:parent-style-name="Preformatted_20_Text">
      <style:text-properties style:text-underline-style="solid" style:text-underline-width="auto" style:text-underline-color="font-color" officeooo:paragraph-rsid="00062d7e"/>
    </style:style>
    <style:style style:name="P10" style:family="paragraph" style:parent-style-name="Preformatted_20_Text">
      <style:text-properties style:text-underline-style="none" officeooo:paragraph-rsid="00062d7e"/>
    </style:style>
    <style:style style:name="P11" style:family="paragraph" style:parent-style-name="Preformatted_20_Text">
      <style:text-properties style:text-underline-style="none" officeooo:paragraph-rsid="0007b05a"/>
    </style:style>
    <style:style style:name="P12" style:family="paragraph" style:parent-style-name="Preformatted_20_Text">
      <style:text-properties style:text-underline-style="none" officeooo:rsid="0007b05a" officeooo:paragraph-rsid="0007b05a"/>
    </style:style>
    <style:style style:name="P13" style:family="paragraph" style:parent-style-name="Preformatted_20_Text">
      <style:text-properties style:text-underline-style="none" officeooo:rsid="000b0cf3" officeooo:paragraph-rsid="000b0cf3"/>
    </style:style>
    <style:style style:name="P14" style:family="paragraph" style:parent-style-name="Preformatted_20_Text">
      <style:text-properties style:text-underline-style="none" officeooo:paragraph-rsid="000b0cf3"/>
    </style:style>
    <style:style style:name="P15" style:family="paragraph" style:parent-style-name="Preformatted_20_Text">
      <style:text-properties officeooo:paragraph-rsid="000b0cf3"/>
    </style:style>
    <style:style style:name="T1" style:family="text">
      <style:text-properties officeooo:rsid="00039ed3"/>
    </style:style>
    <style:style style:name="T2" style:family="text">
      <style:text-properties fo:color="#ff3333" style:text-underline-style="solid" style:text-underline-width="auto" style:text-underline-color="font-color" fo:font-weight="bold" fo:background-color="#ff99ff" style:font-weight-asian="bold" style:font-weight-complex="bold"/>
    </style:style>
    <style:style style:name="T3" style:family="text">
      <style:text-properties fo:color="#ff3333" style:text-underline-style="solid" style:text-underline-width="auto" style:text-underline-color="font-color" fo:font-weight="bold" officeooo:rsid="00039ed3" fo:background-color="#ff99ff" style:font-weight-asian="bold" style:font-weight-complex="bold"/>
    </style:style>
    <style:style style:name="T4" style:family="text">
      <style:text-properties fo:color="#ff3333" style:text-underline-style="solid" style:text-underline-width="auto" style:text-underline-color="font-color" fo:font-weight="bold" officeooo:rsid="00039ed3" fo:background-color="#ffccff" style:font-weight-asian="bold" style:font-weight-complex="bold"/>
    </style:style>
    <style:style style:name="T5" style:family="text">
      <style:text-properties fo:color="#ff3333" style:text-underline-style="solid" style:text-underline-width="auto" style:text-underline-color="font-color" fo:font-weight="bold" fo:background-color="#83caff" style:font-weight-asian="bold" style:font-weight-complex="bold"/>
    </style:style>
    <style:style style:name="T6" style:family="text">
      <style:text-properties fo:color="#ff3333" style:font-name="Purisa" style:text-underline-style="solid" style:text-underline-width="auto" style:text-underline-color="font-color" fo:font-weight="bold" fo:background-color="#ff99ff" style:font-weight-asian="bold" style:font-weight-complex="bold"/>
    </style:style>
    <style:style style:name="T7" style:family="text">
      <style:text-properties fo:color="#ff3333" style:font-name="Purisa" style:text-underline-style="solid" style:text-underline-width="auto" style:text-underline-color="font-color" fo:font-weight="bold" officeooo:rsid="00062d7e" fo:background-color="#ff99ff" style:font-weight-asian="bold" style:font-weight-complex="bold"/>
    </style:style>
    <style:style style:name="T8" style:family="text">
      <style:text-properties fo:color="#ff3333" style:font-name="Purisa" style:text-underline-style="solid" style:text-underline-width="auto" style:text-underline-color="font-color" fo:font-weight="bold" officeooo:rsid="0007b05a" fo:background-color="#ff99ff" style:font-weight-asian="bold" style:font-weight-complex="bold"/>
    </style:style>
    <style:style style:name="T9" style:family="text">
      <style:text-properties fo:color="#ff3333" style:font-name="Purisa" style:text-underline-style="solid" style:text-underline-width="auto" style:text-underline-color="font-color" fo:font-weight="bold" officeooo:rsid="0007b05a" fo:background-color="transparent" style:font-weight-asian="bold" style:font-weight-complex="bold"/>
    </style:style>
    <style:style style:name="T10" style:family="text">
      <style:text-properties fo:color="#ff3333" style:font-name="Purisa" fo:font-weight="normal" officeooo:rsid="00062d7e" fo:background-color="transparent" style:font-weight-asian="normal" style:font-weight-complex="normal"/>
    </style:style>
    <style:style style:name="T11" style:family="text">
      <style:text-properties fo:color="#ff3333" style:font-name="Purisa" fo:font-weight="bold" officeooo:rsid="0007b05a" fo:background-color="transparent" style:font-weight-asian="bold" style:font-weight-complex="bold"/>
    </style:style>
    <style:style style:name="T12" style:family="text">
      <style:text-properties fo:color="#ff3333" style:font-name="Purisa" fo:font-size="10pt" style:text-underline-style="solid" style:text-underline-width="auto" style:text-underline-color="font-color" fo:font-weight="bold" officeooo:rsid="00039ed3" fo:background-color="#ffccff" style:font-size-asian="8.75pt" style:font-weight-asian="bold" style:font-size-complex="10pt" style:font-weight-complex="bold"/>
    </style:style>
    <style:style style:name="T13" style:family="text">
      <style:text-properties fo:color="#ff3333" style:font-name="Purisa" fo:font-size="10pt" style:text-underline-style="solid" style:text-underline-width="auto" style:text-underline-color="font-color" fo:font-weight="bold" officeooo:rsid="0005a682" fo:background-color="#ff99ff" style:font-size-asian="8.75pt" style:font-weight-asian="bold" style:font-size-complex="10pt" style:font-weight-complex="bold"/>
    </style:style>
    <style:style style:name="T14" style:family="text">
      <style:text-properties fo:color="#ff3333" style:font-name="Purisa" fo:font-size="10pt" style:text-underline-style="solid" style:text-underline-width="auto" style:text-underline-color="font-color" fo:font-weight="bold" officeooo:rsid="0005a682" fo:background-color="#83caff" style:font-size-asian="8.75pt" style:font-weight-asian="bold" style:font-size-complex="10pt" style:font-weight-complex="bold"/>
    </style:style>
    <style:style style:name="T15" style:family="text">
      <style:text-properties fo:color="#ff3333" style:font-name="Purisa" fo:font-size="10pt" officeooo:rsid="0005a682" style:font-size-asian="8.75pt" style:font-size-complex="10pt"/>
    </style:style>
    <style:style style:name="T16" style:family="text">
      <style:text-properties fo:font-weight="bold" style:font-weight-asian="bold" style:font-weight-complex="bold"/>
    </style:style>
    <style:style style:name="T17" style:family="text">
      <style:text-properties officeooo:rsid="0005a682"/>
    </style:style>
    <style:style style:name="T18" style:family="text">
      <style:text-properties fo:color="#000000" style:font-name="Purisa" fo:font-size="10pt" style:text-underline-style="none" fo:font-weight="normal" officeooo:rsid="00062d7e" style:font-size-asian="8.75pt" style:font-weight-asian="normal" style:font-size-complex="10pt" style:font-weight-complex="normal"/>
    </style:style>
    <style:style style:name="T19" style:family="text">
      <style:text-properties fo:color="#000000" style:font-name="Purisa" style:text-underline-style="none" fo:font-weight="normal" officeooo:rsid="00062d7e" fo:background-color="transparent" style:font-weight-asian="normal" style:font-weight-complex="normal"/>
    </style:style>
    <style:style style:name="T20" style:family="text">
      <style:text-properties fo:color="#000000" style:font-name="Purisa" style:text-underline-style="none" fo:font-weight="normal" officeooo:rsid="0007b05a" fo:background-color="transparent" style:font-weight-asian="normal" style:font-weight-complex="normal"/>
    </style:style>
    <style:style style:name="T21" style:family="text">
      <style:text-properties fo:color="#000000" style:font-name="Purisa" style:text-underline-style="none" fo:font-weight="normal" officeooo:rsid="000b0cf3" fo:background-color="transparent" style:font-weight-asian="normal" style:font-weight-complex="normal"/>
    </style:style>
    <style:style style:name="T22" style:family="text">
      <style:text-properties fo:color="#000000" style:font-name="Purisa" fo:font-weight="normal" fo:background-color="transparent" style:font-weight-asian="normal" style:font-weight-complex="normal"/>
    </style:style>
    <style:style style:name="T23" style:family="text">
      <style:text-properties fo:color="#000000" style:font-name="Purisa" fo:font-weight="normal" officeooo:rsid="00062d7e" fo:background-color="transparent" style:font-weight-asian="normal" style:font-weight-complex="normal"/>
    </style:style>
    <style:style style:name="T24" style:family="text">
      <style:text-properties fo:color="#000000" style:font-name="Purisa" fo:font-weight="normal" officeooo:rsid="0007b05a" fo:background-color="transparent" style:font-weight-asian="normal" style:font-weight-complex="normal"/>
    </style:style>
    <style:style style:name="T25" style:family="text">
      <style:text-properties fo:color="#000000" style:font-name="Purisa" fo:font-weight="normal" officeooo:rsid="000b0cf3" fo:background-color="transparent" style:font-weight-asian="normal" style:font-weight-complex="normal"/>
    </style:style>
    <style:style style:name="T26" style:family="text">
      <style:text-properties style:font-name="Purisa"/>
    </style:style>
    <style:style style:name="T27" style:family="text">
      <style:text-properties style:font-name="Purisa" officeooo:rsid="00062d7e"/>
    </style:style>
    <style:style style:name="T28" style:family="text">
      <style:text-properties style:font-name="Purisa" fo:font-size="10pt" style:font-size-asian="8.75pt" style:font-size-complex="10pt"/>
    </style:style>
    <style:style style:name="T29" style:family="text">
      <style:text-properties style:font-name="Purisa" fo:font-size="10pt" officeooo:rsid="00039ed3" style:font-size-asian="8.75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ragh</text:p>
      <text:p text:style-name="P2">E' protetto da una Barriera Nullificatrice che assorbe tutti i danni magici subiti. Quando la barriera scompare, il boss attiva una runa per ricaricarla. Durante la ricarica, un personaggio può assorbire l'energia della runa e ricevere una propria Barriera Nullificatrice. </text:p>
      <text:p text:style-name="P2">Durante lo scontro, dalla runa fuoriesce una quantità crescente di globi Energia Traboccante. Questi globi volano verso il basso, esplodendo quando toccano terra. </text:p>
      <text:p text:style-name="P2">I personaggi che hanno una Barriera Nullificatrice possono intercettare e assorbire i danni di Energia Traboccante, per mitigare i danni subiti da tutto il gruppo d'istanza e impedire che siano letali.</text:p>
      <text:p text:style-name="P4"><text:bookmark text:name="tw-target-text"/>Non appena lo scudo è rotto , il boss andrà al centro della stanza e inizia a <text:span text:style-name="T17">ricaricarlo</text:span>. A quel punto si può fare dann<text:span text:style-name="T1">o</text:span> al <text:span text:style-name="T1">boss. Mentre è attiva la runa della Nullificazione iL boss evoca </text:span><text:span text:style-name="T3">3 ANOMALIE INSTABILI</text:span><text:span text:style-name="T1"> ogni 8 secondi. (E' preferibile che queste anomalie vengano prese dall'off-tank). Queste anomalie instabili esplodono quando muoiono (</text:span><text:span text:style-name="T4">DESTABILIZZAZIONE</text:span><text:span text:style-name="T1">) causando 40.000 danni da arcano a tutti i personaggi.</text:span></text:p>
      <text:p text:style-name="P5">Un dps ranged deve mettersi sul raggio di cast(<text:span text:style-name="T2">ENERGIA CAUSTICA</text:span>) quando il boss va al centro della stanza per riuscire ad andare nella runa con Ko'ragh, assorbendone una porzione di energia. L'energia infligge 45.000 danni da arcano ogni secondo al personaggio finché resta nella runa e ne riduce le cure ricevute del 35%. L'effetto ignora le immunità e le rimozioni dei danni subiti. Quando la runa ha finito il proprio potere <text:span text:style-name="T5">il personaggio riceve una propria BARRIERA NULLIFICATRICE</text:span>, proporzionale alla quantità di tempo trascorso nella runa. Questa barriera Nullificatrice può assorbire 15.000.000 danni magici.</text:p>
      <text:p text:style-name="P8"><text:span text:style-name="T18">Per che cos'è questa barriera nullificatrice? </text:span><text:bookmark text:name="tw-target-text1"/><text:span text:style-name="T26">assorbe tutti i danni magici</text:span> <text:span text:style-name="T26">che colpisc</text:span><text:span text:style-name="T27">ono</text:span><text:span text:style-name="T26"> la persona con quello scudo</text:span>. <text:span text:style-name="T27">Q</text:span><text:span text:style-name="T26">uesto </text:span><text:span text:style-name="T27">non</text:span><text:span text:style-name="T26"> significa che la persona </text:span><text:span text:style-name="T27">ha</text:span><text:span text:style-name="T26"> ora più probabilità di sopravvivere, si </text:span><text:span text:style-name="T27">deve</text:span><text:span text:style-name="T26"> applicare la </text:span><text:span text:style-name="T27">barriera</text:span><text:span text:style-name="T26"> per la cosa giusta.</text:span></text:p>
      <text:p text:style-name="P8"><text:span text:style-name="T27">Si deve prestare molta attenzione perché risulta LETALE all'</text:span><text:span text:style-name="T7">ENERGIA TRABOCCANTE:</text:span><text:span text:style-name="T19"> l'energia arcana gocciola dalla pietra runica, infliggendo 1.500.000 danni da arcano ai nemici con cui entra in contatto. Se l'energia raggiunge il terreno, esplode, infliggendo 67.500 danni da arcano a tutti i nemici. L'effetto ignora le immunità e le riduzioni dei danni subiti.</text:span></text:p>
      <text:p text:style-name="P9"><text:span text:style-name="T23">Il membro del raid che ha la sua barriera nullificatrice ha il compito di assorbire più esplosioni possibili!! Man mano che la lotta va avanti serviranno altri membri con la barriera.</text:span></text:p>
      <text:p text:style-name="P10"><text:span text:style-name="T23">I dps ranged e gli healer devono fare attenzione al </text:span><text:span text:style-name="T7">CAMPO DI SOPPRESSIONE:</text:span><text:span text:style-name="T23"> Ko'ragh colpisce il terreno sulla posizione di un personaggio, infliggendo 80.000 danni arcano in un'area di 8m. Inoltre, si crea un campo di soppressione dell'energia che silenzia tutti i personaggi e infligge 48.000 danni da arcano ogni secondo. L'effetto silenzia anche le Anomalie Instabili che se vengono fatte </text:span><text:soft-page-break/><text:span text:style-name="T23">esplodere in questo campo non causano danno aoe.</text:span></text:p>
      <text:p text:style-name="P11"><text:span text:style-name="T23">Per tutto il combattimento il boss fa in <text:s/></text:span><text:span text:style-name="T24">sequenza del</text:span><text:span text:style-name="T23">le espulsioni di magia.</text:span></text:p>
      <text:p text:style-name="P12"><text:span text:style-name="T23">- </text:span><text:span text:style-name="T6">ESPULSIONE MAGIA: FUOCO.</text:span><text:span text:style-name="T22"> Ko'ragh espelle la magia del fuoco, infliggendo 15.000 danni da fuoco ogni secondo per 10 secondi a tutti i personaggi. Al suo termine infligge 80.000 danni da fuoco ai bersagli alleati entro 5m.</text:span></text:p>
      <text:p text:style-name="P12"><text:span text:style-name="T22">- </text:span><text:span text:style-name="T6">ESPULSIONE MAGIA: ARCANO.</text:span><text:span text:style-name="T22"> Il boss travolge un personaggio con l'energia arcana corrotta, marchiando la sua posizione ogni 0,50s per 10 secondi. Dopo 1,5 secondi l'area marchiata esplode, infliggendo 200.000 danni da arcano a tutti i personaggi entro 5m. Inoltre, l'effetto aumenta i danni fisici subiti del 100%.</text:span></text:p>
      <text:p text:style-name="P12"><text:span text:style-name="T22">- </text:span><text:span text:style-name="T6">ESPULSIONE MAGIA: GELO. </text:span><text:span text:style-name="T22">Ko'ragh espelle <text:s/>un Globo Congelato che infligge 90.000 danni da gelo a tutti i personaggi. Il globo persiste per 20s e riduce la velocità di movimento di tutti i personaggi entro 30m di massimo 85%. L'effetto di rallentamento diminuisce all'aumentare della distanza tra i personaggi e il globo espulso.</text:span></text:p>
      <text:p text:style-name="P12"><text:span text:style-name="T22">- </text:span><text:span text:style-name="T6">ESPULSIONE MAGIA: OMBRA.</text:span><text:span text:style-name="T22"> Il boss espelle la magia d'ombra, affliggendo tutti i pesonaggi con un effetto che assorbe fino a 140.000 cure ricevute. (ATTENZIONE CURATORI!).</text:span></text:p>
      <text:p text:style-name="P12"><text:span text:style-name="T22"/></text:p>
      <text:p text:style-name="P15"><text:span text:style-name="T20">RICORDA: </text:span></text:p>
      <text:p text:style-name="P15"><text:span text:style-name="T20">I tank con </text:span><text:span text:style-name="T8">ESPULSIONE MAGIA: ARCANO </text:span><text:span text:style-name="T20">devono alontanarsi dai bersagli alleati ed evitare le esplosioni periodiche. </text:span><text:span text:style-name="T21">Durante la fase di carica compaiono periodicamente delle Anomalie Instabili. Se vengono uccise dentro un </text:span><text:span text:style-name="T7">CAMPO DI SOPPRESSIONE</text:span><text:span text:style-name="T19"> </text:span><text:span text:style-name="T21">non possono lanciare </text:span><text:span text:style-name="T12">DESTABILIZZAZIONE.</text:span></text:p>
      <text:p text:style-name="P7"><text:span text:style-name="T29">I </text:span><text:span text:style-name="T28">dps devono assorbire </text:span><text:span text:style-name="T13">ENERGIA CAUSTICA</text:span><text:span text:style-name="T15"> </text:span><text:span text:style-name="T28">per ottenere una propria </text:span><text:span text:style-name="T14">BARRIERA NULLIFICATRICE.</text:span><text:span text:style-name="T28"> <text:s/></text:span><text:span text:style-name="T15"><text:s/></text:span></text:p>
      <text:p text:style-name="P14"><text:span text:style-name="T25">Devono evitare </text:span><text:span text:style-name="T7">ENERGIA TRABOCCANTE</text:span><text:span text:style-name="T10"> </text:span><text:span text:style-name="T25">fino a quando non hanno la barriera. Una volta ottenuta, la devono assorbire.</text:span></text:p>
      <text:p text:style-name="P13"><text:span text:style-name="T22">I curatori devono concentrare le cure sui personaggi che stanno assorbendo energia caustica, per permettere loro di sopravvivere alla trasformazione.</text:span></text:p>
      <text:p text:style-name="P13"><text:span text:style-name="T8">ESPULSIONE MAGIA: FUOCO.</text:span><text:span text:style-name="T11"> </text:span><text:span text:style-name="T22">Infligge ingenti danni a tutto il gruppo d'istanza e deve essere dissolta.</text:span></text:p>
      <text:p text:style-name="P13"><text:span text:style-name="T8">ESPULSIONE MAGIA: OMBRA.</text:span><text:span text:style-name="T22">Assorbe le cure fornite a tutti i personaggi finché non viene dissolta.</text:span></text:p>
      <text:p text:style-name="P6"/>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1" style:font-family-complex="'Lohit Hindi'"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11T21:29:37.398219785</meta:creation-date>
    <dc:date>2014-11-12T18:41:04.748774562</dc:date>
    <dc:creator>ilaria </dc:creator>
    <meta:editing-duration>PT57M28S</meta:editing-duration>
    <meta:editing-cycles>6</meta:editing-cycles>
    <meta:generator>LibreOffice/4.1.3.2$Linux_X86_64 LibreOffice_project/410m0$Build-2</meta:generator>
    <meta:document-statistic meta:table-count="0" meta:image-count="0" meta:object-count="0" meta:page-count="2" meta:paragraph-count="22" meta:word-count="742" meta:character-count="4851" meta:non-whitespace-character-count="4123"/>
  </office:meta>
</office:document-meta>
</file>